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acturacion 201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Importes</text:p>
          </table:table-cell>
          <table:table-cell office:value-type="string" calcext:value-type="string">
            <text:p>Impuestos</text:p>
          </table:table-cell>
          <table:table-cell office:value-type="string" calcext:value-type="string">
            <text:p>Intereses</text:p>
          </table:table-cell>
          <table:table-cell office:value-type="string" calcext:value-type="string">
            <text:p>Retenciones</text:p>
          </table:table-cell>
          <table:table-cell office:value-type="string" calcext:value-type="string">
            <text:p>Percepciones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5800" calcext:value-type="float">
            <text:p>2580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392.95" calcext:value-type="float">
            <text:p>239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986.5" calcext:value-type="float">
            <text:p>298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45.5" calcext:value-type="float">
            <text:p>10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o 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31800" calcext:value-type="float">
            <text:p>3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31800" calcext:value-type="float">
            <text:p>31800</text:p>
          </table:table-cell>
          <table:table-cell table:number-columns-repeated="4"/>
        </table:table-row>
        <table:table-row table:style-name="ro1">
          <table:table-cell/>
          <table:table-cell table:formula="of:=SUM([.B7:.B18])" office:value-type="float" office:value="359400" calcext:value-type="float">
            <text:p>359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8:32:49.625886632</meta:creation-date>
    <dc:date>2019-04-01T08:47:04.215501170</dc:date>
    <meta:editing-duration>PT4M3S</meta:editing-duration>
    <meta:editing-cycles>2</meta:editing-cycles>
    <meta:generator>LibreOffice/5.3.5.2$Linux_X86_64 LibreOffice_project/30m0$Build-2</meta:generator>
    <meta:document-statistic meta:table-count="1" meta:cell-count="72" meta:object-count="0"/>
  </office:meta>
</office:document-meta>
</file>